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style="italic" style:font-size-asian="18pt" style:font-style-asian="italic" style:font-size-complex="18pt" style:font-style-complex="italic"/>
    </style:style>
    <style:style style:name="P2" style:family="paragraph" style:parent-style-name="Standard">
      <style:text-properties fo:font-size="18pt" fo:font-style="italic" style:font-size-asian="18pt" style:font-style-asian="italic" style:font-name-complex="Calibri1" style:font-size-complex="18pt" style:font-style-complex="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ize="12pt" style:font-size-asian="12pt" style:font-name-complex="Calibri1"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font-style="normal" style:text-underline-style="solid" style:text-underline-width="auto" style:text-underline-color="font-color" style:font-size-asian="12pt" style:font-style-asian="normal" style:font-size-complex="12pt" style:font-style-complex="normal"/>
    </style:style>
    <style:style style:name="P7" style:family="paragraph" style:parent-style-name="Standard">
      <style:text-properties fo:font-size="12pt" style:text-underline-style="solid" style:text-underline-width="auto" style:text-underline-color="font-color" style:font-size-asian="12pt" style:font-size-complex="12pt"/>
    </style:style>
    <style:style style:name="P8" style:family="paragraph" style:parent-style-name="Standard" style:master-page-name="Standard">
      <style:paragraph-properties fo:text-align="center" style:justify-single-word="false" style:page-number="auto"/>
      <style:text-properties fo:font-size="44pt" style:font-size-asian="44pt" style:font-size-complex="44pt"/>
    </style:style>
    <style:style style:name="P9" style:family="paragraph" style:parent-style-name="Text_20_body">
      <style:paragraph-properties fo:margin-top="0cm" fo:margin-bottom="0cm" fo:text-align="justify" style:justify-single-word="false"/>
      <style:text-properties fo:font-size="12pt" style:font-size-asian="12pt" style:font-size-complex="12pt"/>
    </style:style>
    <style:style style:name="P10" style:family="paragraph" style:parent-style-name="Text_20_body">
      <style:paragraph-properties fo:margin-left="2.501cm" fo:margin-right="0cm" fo:margin-top="0cm" fo:margin-bottom="0cm" fo:text-align="justify" style:justify-single-word="false" fo:text-indent="0cm" style:auto-text-indent="false"/>
      <style:text-properties fo:font-size="12pt" style:font-size-asian="12pt" style:font-size-complex="12pt"/>
    </style:style>
    <style:style style:name="P11" style:family="paragraph" style:parent-style-name="Text_20_body">
      <style:paragraph-properties fo:margin-left="1.249cm" fo:margin-right="0cm" fo:margin-top="0cm" fo:margin-bottom="0cm" fo:text-align="justify" style:justify-single-word="false" fo:text-indent="1.249cm" style:auto-text-indent="false"/>
      <style:text-properties fo:font-size="12pt" style:font-size-asian="12pt" style:font-size-complex="12pt"/>
    </style:style>
    <style:style style:name="P12" style:family="paragraph" style:parent-style-name="Text_20_body">
      <style:paragraph-properties fo:margin-left="1.905cm" fo:margin-right="0cm" fo:margin-top="0cm" fo:margin-bottom="0cm" fo:text-indent="0.596cm" style:auto-text-indent="false"/>
      <style:text-properties fo:font-size="12pt" style:font-size-asian="12pt" style:font-size-complex="12pt"/>
    </style:style>
    <style:style style:name="P13" style:family="paragraph" style:parent-style-name="Text_20_body">
      <style:paragraph-properties fo:margin-left="1.905cm" fo:margin-right="0cm" fo:margin-top="0cm" fo:margin-bottom="0cm" fo:text-align="justify" style:justify-single-word="false" fo:text-indent="0.596cm" style:auto-text-indent="false"/>
      <style:text-properties fo:font-size="12pt" style:font-size-asian="12pt" style:font-size-complex="12pt"/>
    </style:style>
    <style:style style:name="P14" style:family="paragraph" style:parent-style-name="Text_20_body">
      <style:paragraph-properties fo:margin-left="1.905cm" fo:margin-right="0cm" fo:margin-top="0cm" fo:margin-bottom="0cm" fo:text-align="justify" style:justify-single-word="false" fo:text-indent="0cm" style:auto-text-indent="false"/>
      <style:text-properties fo:font-size="12pt" style:font-size-asian="12pt" style:font-size-complex="12pt"/>
    </style:style>
    <style:style style:name="P15" style:family="paragraph" style:parent-style-name="Text_20_body">
      <style:paragraph-properties fo:margin-left="0cm" fo:margin-right="0cm" fo:margin-top="0cm" fo:margin-bottom="0cm" fo:text-align="justify" style:justify-single-word="false" fo:text-indent="0cm" style:auto-text-indent="false"/>
      <style:text-properties fo:font-size="12pt" fo:font-weight="bold" style:font-size-asian="12pt" style:font-weight-asian="bold" style:font-size-complex="12pt" style:font-weight-complex="bold"/>
    </style:style>
    <style:style style:name="P16" style:family="paragraph" style:parent-style-name="List_20_Paragraph" style:list-style-name="WWNum5">
      <style:text-properties fo:font-size="12pt" style:font-size-asian="12pt" style:font-size-complex="12pt"/>
    </style:style>
    <style:style style:name="P17" style:family="paragraph" style:parent-style-name="Heading_20_3" style:list-style-name="WWNum2">
      <style:paragraph-properties fo:margin-top="0.423cm" fo:margin-bottom="0cm"/>
      <style:text-properties fo:font-size="12pt" style:font-size-asian="12pt" style:font-size-complex="12pt"/>
    </style:style>
    <style:style style:name="T1" style:family="text">
      <style:text-properties fo:font-size="72pt" style:text-underline-style="solid" style:text-underline-width="auto" style:text-underline-color="font-color" style:font-size-asian="72pt" style:font-size-complex="72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complex="Calibri1"/>
    </style:style>
    <style:style style:name="T4" style:family="text">
      <style:text-properties fo:font-size="18pt" style:font-size-asian="18pt" style:font-size-complex="18pt"/>
    </style:style>
    <style:style style:name="T5" style:family="text">
      <style:text-properties fo:font-size="18pt" style:font-size-asian="18pt" style:font-name-complex="Calibri1" style:font-size-complex="18pt"/>
    </style:style>
    <style:style style:name="T6" style:family="text">
      <style:text-properties style:font-name-complex="Calibri1"/>
    </style:style>
    <style:style style:name="T7" style:family="text">
      <style:text-properties style:font-name="Calibri" style:font-name-complex="Calibri1"/>
    </style:style>
    <style:style style:name="T8" style:family="text">
      <style:text-properties style:font-name="Calibri" fo:font-size="18pt" style:font-size-asian="18pt" style:font-name-complex="Calibri1" style:font-size-complex="18pt"/>
    </style:style>
    <style:style style:name="T9" style:family="text">
      <style:text-properties style:font-name="Calibri" fo:font-weight="normal" style:font-weight-asian="normal" style:font-name-complex="Calibri1"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Rapport</text:span></text:p>
      <text:p text:style-name="P3"><text:span text:style-name="T4">*Fonctionnalités</text:span></text:p>
      <text:p text:style-name="P9"><text:tab/><text:span text:style-name="T2">A maz3D</text:span> est un jeu de labyrinthe en 3D, en vue subjective. Le joueur <text:span text:style-name="T6">a </text:span><text:span text:style-name="T7">la possibilité de </text:span><text:span text:style-name="T6">jouer avec un labyrinthe</text:span><text:span text:style-name="T7"> </text:span><text:span text:style-name="T6">chargé depuis un fichier texte</text:span><text:span text:style-name="T7"> ou généré aléatoirement. </text:span></text:p>
      <text:p text:style-name="P9"><text:span text:style-name="T7"><text:tab/></text:span><text:span text:style-name="T6">L’utilisateur </text:span><text:span text:style-name="T7">a accès à quatre modes : solo, course contre-la-montre, mode multijoueur local et multijoueur en réseau. </text:span></text:p>
      <text:p text:style-name="P9"><text:span text:style-name="T7">En mode course-contre-la-montre, le jeu s’arrête lorsque le temps imparti est écoulé. </text:span></text:p>
      <text:p text:style-name="P9"><text:span text:style-name="T7">En multijoueur local, chaque personne joue son tour, en connaissance du temps à battre. </text:span></text:p>
      <text:p text:style-name="P9"><text:span text:style-name="T7">En réseau, les joueurs sont représentés par des modèles 3D, et le jeu prend fin lorsque tous les joueurs ont trouvé la sortie.</text:span></text:p>
      <text:p text:style-name="P9"><text:span text:style-name="T6"><text:tab/>De plus, le joueur </text:span><text:span text:style-name="T7">peut choisir le niveau de difficulté</text:span><text:span text:style-name="T6"> et diverses options</text:span><text:span text:style-name="T7">, évalué</text:span><text:span text:style-name="T6">es</text:span><text:span text:style-name="T7"> en fonction de la taille du labyrinthe</text:span><text:span text:style-name="T6"> et du mode de jeu</text:span><text:span text:style-name="T7">. </text:span></text:p>
      <text:p text:style-name="P9"><text:span text:style-name="T7">Les options appartiennent aux catégories suivantes : téléporteurs, étages, monstres, bonus (temps ou pièces), obstacles et porte.</text:span></text:p>
      <text:p text:style-name="P9"><text:span text:style-name="T7"><text:tab/>Le joueur aura accès, pendant le jeu, à une barre de menu <text:s/>pour pouvoir arrêter, continuer, quitter, sauvegarder la partie, <text:s/>voir les règles du jeu, ce qui aura pour effet de mettre en pause le jeu, sauf en réseau.</text:span></text:p>
      <text:list xml:id="list2508964432915488600" text:style-name="WWNum2">
        <text:list-item>
          <text:h text:style-name="P17" text:outline-level="3"><text:span text:style-name="T7">Les commandes</text:span></text:h>
        </text:list-item>
      </text:list>
      <text:p text:style-name="P10"><text:span text:style-name="T7">Afin de pouvoir se déplacer, le joueur se sert des touches directionnelles du clavier.</text:span></text:p>
      <text:p text:style-name="P11"><text:span text:style-name="T7">Pour sauter, il utilise la barre d’espace. </text:span></text:p>
      <text:p text:style-name="P11"><text:span text:style-name="T7">Ctrl+M servira de raccourci pour la map.</text:span></text:p>
      <text:p text:style-name="P11"><text:span text:style-name="T7">Shift pour regarder vers le haut et ctrl+shift pour regarder vers le bas </text:span></text:p>
      <text:list xml:id="list37418034" text:continue-numbering="true" text:style-name="WWNum2">
        <text:list-item>
          <text:h text:style-name="P17" text:outline-level="3"><text:span text:style-name="T7">Les scores</text:span></text:h>
        </text:list-item>
      </text:list>
      <text:p text:style-name="P12"><text:span text:style-name="T7">Le joueur peut avoir accès à l’historique des dix meilleurs temps, pour chaque mode et niveau de difficulté à partir du menu. Il voit aussi les scores de la catégorie dans laquelle il a joué à la fin de la partie.</text:span></text:p>
      <text:list xml:id="list37417830" text:continue-numbering="true" text:style-name="WWNum2">
        <text:list-item>
          <text:h text:style-name="P17" text:outline-level="3"><text:span text:style-name="T7">Les contraintes</text:span></text:h>
        </text:list-item>
      </text:list>
      <text:p text:style-name="P13"><text:span text:style-name="T7">Le joueur ne peut pas passer à travers ou au dessus des murs (des plafonds). </text:span></text:p>
      <text:p text:style-name="P14"><text:span text:style-name="T7">Il ne peut pas ressortir par l’entrée, passer à travers des obstacles,des monstres et « ouvrir » des portes sans la clé. </text:span></text:p>
      <text:p text:style-name="P14"><text:span text:style-name="T7"/></text:p>
      <text:p text:style-name="P15"><text:span text:style-name="T7"><text:tab/>D- Les plus</text:span></text:p>
      <text:p text:style-name="P15"><text:span text:style-name="T7"><text:tab/><text:tab/></text:span><text:span text:style-name="T9">Lorsque le joueur est sur la même case qu'un monstre ou est en face à face avec lui, il retourne à la case départ.</text:span></text:p>
      <text:p text:style-name="P15"><text:span text:style-name="T9"><text:tab/> <text:s text:c="8"/><text:tab/>Il peut acheter la carte de son étage lorsqu'il a au moins la moitié des pièces de son étage.</text:span></text:p>
      <text:p text:style-name="P15"><text:span text:style-name="T9"><text:tab/><text:tab/>Si il met trop de temps à trouver la sortie, il meurt de soif. Si il tombe des escaliers, il meurt.</text:span></text:p>
      <text:p text:style-name="P4"/>
      <text:p text:style-name="P1"><text:soft-page-break/><text:span text:style-name="T6">*Organisation</text:span></text:p>
      <text:p text:style-name="P6"><text:span text:style-name="T6">Classes</text:span></text:p>
      <text:list xml:id="list6838839092676540439" text:style-name="WWNum5">
        <text:list-item>
          <text:p text:style-name="P16"><text:span text:style-name="T6">Maze.java : génère les labyrinthes</text:span></text:p>
        </text:list-item>
        <text:list-item>
          <text:p text:style-name="P16"><text:span text:style-name="T6">GameVersion.java : déroulement d’une partie </text:span></text:p>
        </text:list-item>
        <text:list-item>
          <text:p text:style-name="P16"><text:span text:style-name="T6">View.java : partie graphique et contrôleur du jeu </text:span></text:p>
        </text:list-item>
        <text:list-item>
          <text:p text:style-name="P16"><text:span text:style-name="T6">Server.java : interaction en réseau</text:span></text:p>
        </text:list-item>
        <text:list-item>
          <text:p text:style-name="P16"><text:span text:style-name="T6">Player.java : action du joueur </text:span></text:p>
        </text:list-item>
      </text:list>
      <text:p text:style-name="P5"><text:span text:style-name="T3">Travail</text:span></text:p>
      <text:p text:style-name="P5"><text:span text:style-name="T6">Nous avons tous participé aux différentes parties du projet soit en étant meneur soit en aidant le meneur. Vu que nous sommes supposés apporter des spécifications sur nos points forts du projet voici la liste des personnes qui ont été le plus impliqué sur telle ou telle partie :</text:span></text:p>
      <text:p text:style-name="P5"><text:span text:style-name="T6"><text:tab/>-Faridah : Gestion du jeu, des actions et du joueur (collision,fluidité,saut), menu (css), contrôleurs, animations</text:span></text:p>
      <text:p text:style-name="P5"><text:span text:style-name="T6"><text:tab/>-Fred : Représentation graphique du labyrinthe, création en 3D des monstres, barre de menu, plan du labyrinthe </text:span></text:p>
      <text:p text:style-name="P5"><text:span text:style-name="T6"><text:tab/>-Iman : Génération de labyrinthe aléatoire, implémentation des options (obstacles, portes, monstres, téléporteurs, bonus, étages) dans le modèle, création en 3D des téléporteurs, affichage des scores à la fin d'une partie</text:span></text:p>
      <text:p text:style-name="P5"><text:span text:style-name="T6"><text:tab/>-Pierre : Génération de labyrinthe à partir d’un fichier, création en 3D des pièces, sabliers et des joueurs, gestion du réseau.</text:span></text:p>
      <text:p text:style-name="P5"><text:span text:style-name="T6"><text:tab/>-Travail à deux : -Faridah et Fred : Caméra</text:span></text:p>
      <text:p text:style-name="P5"><text:span text:style-name="T6"><text:tab/><text:tab/><text:tab/> <text:s text:c="2"/>-Iman et Pierre : Vision des joueurs en réseau , chat</text:span></text:p>
      <text:p text:style-name="P2">*Remarques</text:p>
      <text:p text:style-name="P7"><text:span text:style-name="T6">Map</text:span></text:p>
      <text:p text:style-name="P5"><text:span text:style-name="T6"><text:tab/>Nous avons détecté un bug qui n’avait lieu que sur certains ordinateurs et pas sur d’autres, nos recherches nous ont indiqué que c’était un bug de JavaFX qui n’avait pas encore été corrigé. Veuillez nous excuser pour la gêne occasionnée si le problème se présente lors de votre part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fo:line-height="100%" fo:orphans="0" fo:widows="0" fo:hyphenation-ladder-count="no-limit"/>
      <style:text-properties style:font-name="Times New Roman" fo:font-size="12p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212cm" fo:line-height="100%" fo:orphans="0" fo:widows="0" fo:hyphenation-ladder-count="no-limit" fo:keep-with-next="always"/>
      <style:text-properties style:font-name="Arial1" fo:font-size="14pt" fo:font-weight="bold" style:letter-kerning="true" style:font-name-asian="Microsoft YaHei" style:font-size-asian="14pt" style:language-asian="zh" style:country-asian="CN" style:font-weight-asian="bold" style:font-name-complex="Lucida Sans" style:font-size-complex="14pt" style:language-complex="hi" style:country-complex="IN"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list-style-name="Outline" style:class="text">
      <style:paragraph-properties fo:margin-top="0.423cm" fo:margin-bottom="0.212cm" fo:line-height="100%" fo:orphans="0" fo:widows="0" fo:hyphenation-ladder-count="no-limit" fo:keep-with-next="always"/>
      <style:text-properties style:font-name="Arial1" fo:font-size="14pt" fo:font-style="italic" fo:font-weight="bold" style:letter-kerning="true" style:font-name-asian="Microsoft YaHei" style:font-size-asian="14pt" style:language-asian="zh" style:country-asian="CN" style:font-style-asian="italic" style:font-weight-asian="bold" style:font-name-complex="Lucida Sans" style:font-size-complex="14pt" style:language-complex="hi" style:country-complex="IN" style:font-style-complex="italic"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fo:margin-top="0.423cm" fo:margin-bottom="0.212cm" fo:line-height="100%" fo:orphans="0" fo:widows="0" fo:hyphenation-ladder-count="no-limit" fo:keep-with-next="always"/>
      <style:text-properties style:font-name="Arial1" fo:font-size="14pt" fo:font-weight="bold" style:letter-kerning="true" style:font-name-asian="Microsoft YaHei" style:font-size-asian="14pt" style:language-asian="zh" style:country-asian="CN" style:font-weight-asian="bold" style:font-name-complex="Lucida Sans" style:font-size-complex="14pt" style:language-complex="hi" style:country-complex="IN" style:font-weight-complex="bold" fo:hyphenate="false" fo:hyphenation-remain-char-count="2" fo:hyphenation-push-char-count="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Arial1" fo:font-size="14pt" fo:font-weight="bold" style:letter-kerning="true" style:font-name-asian="Microsoft YaHei" style:font-size-asian="14pt" style:language-asian="zh" style:country-asian="CN" style:font-weight-asian="bold" style:font-name-complex="Lucida Sans" style:font-size-complex="14pt" style:language-complex="hi" style:country-complex="IN" style:font-weight-complex="bold"/>
    </style:style>
    <style:style style:name="Titre_20_2_20_Car" style:display-name="Titre 2 Car" style:family="text" style:parent-style-name="Default_20_Paragraph_20_Font">
      <style:text-properties style:font-name="Arial1" fo:font-size="14pt" fo:font-style="italic" fo:font-weight="bold" style:letter-kerning="true" style:font-name-asian="Microsoft YaHei" style:font-size-asian="14pt" style:language-asian="zh" style:country-asian="CN" style:font-style-asian="italic" style:font-weight-asian="bold" style:font-name-complex="Lucida Sans" style:font-size-complex="14pt" style:language-complex="hi" style:country-complex="IN" style:font-style-complex="italic" style:font-weight-complex="bold"/>
    </style:style>
    <style:style style:name="Titre_20_3_20_Car" style:display-name="Titre 3 Car" style:family="text" style:parent-style-name="Default_20_Paragraph_20_Font">
      <style:text-properties style:font-name="Arial1" fo:font-size="14pt" fo:font-weight="bold" style:letter-kerning="true" style:font-name-asian="Microsoft YaHei" style:font-size-asian="14pt" style:language-asian="zh" style:country-asian="CN" style:font-weight-asian="bold" style:font-name-complex="Lucida Sans" style:font-size-complex="14pt" style:language-complex="hi" style:country-complex="IN" style:font-weight-complex="bold"/>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56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ridah Akinotcho</meta:initial-creator>
    <meta:editing-cycles>2</meta:editing-cycles>
    <meta:creation-date>2018-04-26T15:46:00</meta:creation-date>
    <dc:date>2018-04-29T17:23:08.37</dc:date>
    <meta:editing-duration>PT45M55S</meta:editing-duration>
    <meta:generator>OpenOffice/4.1.4$Win32 OpenOffice.org_project/414m5$Build-9788</meta:generator>
    <meta:document-statistic meta:table-count="0" meta:image-count="0" meta:object-count="0" meta:page-count="2" meta:paragraph-count="42" meta:word-count="615" meta:character-count="36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